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MethodArgumentResolverTests.resolveOptionalPart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estPartMethodArgumentResolverTests.resolveOptionalReques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Bean.Simple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MethodArgumentResolverTests.resolveRequestPartWithoutCont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PartMethodArgumentResolver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RequestPartMethodArgumentResolverTests.resolveOptionalPartArgumentWithoutMultipar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oseTracking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MethodArgumentResolverTests.resolvePartList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PartMethodArgumentResolverTests.resolveOptionalMultipartFileListWithoutMultipar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tMethodArgumentResolverTests.resolveMultipar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rtMethodArgumentResolverTests.isMultipar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artMethodArgumentResolverTests.resolveOptionalPartArg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estPartMethodArgumentResolverTests.isMultipartReques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artMethodArgumentResolverTests.resolveRequestPart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MethodArgumentResolverTests.resolveNamedReques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MethodArgumentResolverTests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oseTrackingInputStream.CloseTrackingInputStream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MethodArgumentResolverTests.resolveRequestPar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artMethodArgumentResolverTests.resolveOptionalMultipartFile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PartMethodArgumentResolverTests.resolveOptionalRequestPart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idatingBinderFactory.createBinder( NativeWebRequest webRequest , @ Nullable Object target ,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tMethodArgumentResolverTests.resolveMultipartFil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PartMethodArgumentResolverTests.testResolveArgument( SimpleBean argValue ,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PartMethodArgumentResolverTests.resolveOptionalRequestPartWithoutMultipar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tMethodArgumentResolverTests.resolvePart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PartMethodArgumentResolverTests.resolvePartArray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PartMethodArgumentResolverTests.resolveRequestPart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MethodArgumentResolverTests.resolveOptionalMultipartFileArg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PartMethodArgumentResolverTests.resolveNamedRequestPart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MethodArgumentResolverTests.resolveOptionalMultipartFileArgumentWithoutMultipar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tMethodArgumentResolverTests.resolveReques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MethodArgumentResolverTests.resolveOptionalPartList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artMethodArgumentResolverTests.resolveRequestPartNot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artMethodArgumentResolverTests.resolveOptionalPartListWithoutMultipar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tMethodArgumentResolverTests.resolveMultipartFil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artMethodArgumentResolverTests.handle( @ RequestPart SimpleBean requestPart , @ RequestPart ( value = "requestPart" , required = false ) SimpleBean namedRequestPart , @ Valid @ RequestPart ( "requestPart" ) SimpleBean validRequestPart , @ RequestPart ( "requestPart" ) MultipartFile multipartFile , @ RequestPart ( "requestPart" ) List &lt; MultipartFile &gt; multipartFileList , @ RequestPart ( "requestPart" ) MultipartFile [ ] multipartFileArray , int i , MultipartFile multipartFileNotAnnot , Part part , @ RequestPart ( "requestPart" ) List &lt; Part &gt; partList , @ RequestPart ( "requestPart" ) Part [ ] partArray , @ RequestParam MultipartFile requestParamAnnot , Optional &lt; MultipartFile &gt; optionalMultipartFile , @ RequestPart ( "requestPart" ) Optional &lt; List &lt; MultipartFile &gt; &gt; optionalMultipartFileList , Optional &lt; Part &gt; optionalPart , @ RequestPart ( "requestPart" ) Optional &lt; List &lt; Part &gt; &gt; optionalPartList , @ RequestPart ( "requestPart" ) Optional &lt; SimpleBean &gt; optionalRequestPart , @ RequestPart ( "requestPartString" ) String requestPart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Part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questPartMethodArgumentResolverTests.resolveOptionalPartArgument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artMethodArgumentResolverTests.resolveOptionalMultipartFileArgument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tMethodArgumentResolverTests.resolveOptionalMultipartFileList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tMethodArgumentResolverTests.resolveMultipartFileNotAnnot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